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officeooo:paragraph-rsid="000421b4" fo:background-color="#ffff00"/>
    </style:style>
    <style:style style:name="P4" style:family="paragraph" style:parent-style-name="Standard">
      <style:text-properties fo:color="#c9211e" loext:opacity="100%" officeooo:paragraph-rsid="000421b4"/>
    </style:style>
    <style:style style:name="P5" style:family="paragraph" style:parent-style-name="Standard">
      <style:text-properties officeooo:paragraph-rsid="000421b4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12pt" fo:letter-spacing="normal" fo:font-style="normal" fo:font-weight="normal" fo:background-color="#ffff00"/>
    </style:style>
    <style:style style:name="T1" style:family="text">
      <style:text-properties fo:font-size="9.75pt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5352473" text:style-name="L1">
        <text:list-item>
          <text:p text:style-name="P6"><text:bookmark text:name="dhtml_Modulo"/><text:span text:style-name="T1">Módulo - AULA 17 - Princípio de Pareto</text:span> </text:p>
        </text:list-item>
      </text:list>
      <text:p text:style-name="P2"/>
      <text:p text:style-name="Standard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O Gráfico de Pareto serve para determinar as prioridades. A coluna da esquerda corresponde ao fator mais importante.</text:p>
      <text:p text:style-name="Standard"><text:s/></text:p>
      <text:p text:style-name="Standard">1 - V</text:p>
      <text:p text:style-name="P1">2 - F</text:p>
      <text:p text:style-name="P1"><text:s/></text:p>
      <text:p text:style-name="P1">Sua resposta: F</text:p>
      <text:p text:style-name="Standard">Valor: Resposta Errada - Consulte a página 9</text:p>
      <text:p text:style-name="Standard">Valor recebido: 0.00</text:p>
      <text:p text:style-name="Standard"/>
      <text:p text:style-name="Standard"/>
      <text:p text:style-name="Standard"><text:s/></text:p>
      <text:p text:style-name="P2"><text:s/></text:p>
      <text:p text:style-name="P2">Questão2 <text:s/></text:p>
      <text:p text:style-name="P2"><text:s/></text:p>
      <text:p text:style-name="Standard"><text:s text:c="3"/>O Princípio de Pareto, ou 80/20, diz que em qualquer situação sempre existem "poucos vitais e muitos triviais"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3 <text:s/></text:p>
      <text:p text:style-name="Standard"><text:s/></text:p>
      <text:p text:style-name="Standard"><text:s text:c="3"/>Cada problema de uma empresa só tem uma causa.</text:p>
      <text:p text:style-name="Standard"><text:s/></text:p>
      <text:p text:style-name="Standard">1 - V</text:p>
      <text:p text:style-name="P2">2 - F</text:p>
      <text:p text:style-name="Standard"><text:s/></text:p>
      <text:p text:style-name="P2">Sua resposta: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4 <text:s/></text:p>
      <text:p text:style-name="Standard"><text:s/></text:p>
      <text:p text:style-name="Standard"><text:soft-page-break/><text:s text:c="3"/>Cerca de 80% da riqueza de um país se concentra na mão de cerca de 20% da população. Os outros 80% da população ficam com apenas 20% da riqueza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5 <text:s/></text:p>
      <text:p text:style-name="Standard"><text:s/></text:p>
      <text:p text:style-name="Standard"><text:s text:c="3"/>Na análise de custos do almoxarifado, os custos se dividem mais ou menos igual entre os diversos itens.</text:p>
      <text:p text:style-name="Standard"><text:s/></text:p>
      <text:p text:style-name="Standard">1 - V</text:p>
      <text:p text:style-name="P2">2 - F</text:p>
      <text:p text:style-name="Standard"><text:s/></text:p>
      <text:p text:style-name="P2">Sua resposta: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6 <text:s/></text:p>
      <text:p text:style-name="Standard"><text:s/></text:p>
      <text:p text:style-name="Standard"><text:s text:c="3"/>O Princípio de Pareto pode ser usado na identificação dos problemas mais importantes dentro de um grupo de problemas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No Gráfico de Pareto, as colunas crescem da esquerda para a direita.</text:p>
      <text:p text:style-name="Standard"><text:s/></text:p>
      <text:p text:style-name="P1">1 - V</text:p>
      <text:p text:style-name="Standard">2 - F</text:p>
      <text:p text:style-name="Standard"><text:s/></text:p>
      <text:p text:style-name="P1">Sua resposta: V</text:p>
      <text:p text:style-name="Standard">Valor: Resposta Errada - Consulte a página 9</text:p>
      <text:p text:style-name="Standard"><text:soft-page-break/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Na maioria das situações, existem uns poucos aspetos contribuindo muito para o resultado, enquanto a grande maioria tem uma pequena contribuição.</text:p>
      <text:p text:style-name="P2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9 <text:s/></text:p>
      <text:p text:style-name="P2"><text:s/></text:p>
      <text:p text:style-name="Standard"><text:s text:c="3"/>Na administração de pessoal, uma pequena percentagem de empregados é responsável pela maior parte das faltas ao serviço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10 <text:s/></text:p>
      <text:p text:style-name="Standard"><text:s/></text:p>
      <text:p text:style-name="Standard"><text:s text:c="3"/>O Diagrama de Pareto pode ser utilizado para comparar diversas situações.</text:p>
      <text:p text:style-name="Standard"><text:s/></text:p>
      <text:p text:style-name="P2">1 - V</text:p>
      <text:p text:style-name="Standard">2 - F</text:p>
      <text:p text:style-name="Standard"><text:s/></text:p>
      <text:p text:style-name="P2">Sua resposta: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8</text:p>
      <text:p text:style-name="Standard">Total de itens errados: 2</text:p>
      <text:p text:style-name="Standard"><text:s/></text:p>
      <text:p text:style-name="Standard"><text:soft-page-break/>Nota obtida no teste: 80.00 / 100</text:p>
      <text:p text:style-name="Standard"/>
      <text:p text:style-name="P5"/>
      <text:p text:style-name="P5"><text:s/></text:p>
      <text:p text:style-name="P3">Questão1 <text:s/></text:p>
      <text:p text:style-name="P5"><text:s/></text:p>
      <text:p text:style-name="P5"><text:s text:c="3"/>Em toda organização, existem muitos aspetos a serem melhorados.</text:p>
      <text:p text:style-name="P5"><text:s/></text:p>
      <text:p text:style-name="P3">1 - V</text:p>
      <text:p text:style-name="P5">2 - F</text:p>
      <text:p text:style-name="P5"><text:s/></text:p>
      <text:p text:style-name="P3">Sua resposta: V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2 <text:s/></text:p>
      <text:p text:style-name="P3"><text:s/></text:p>
      <text:p text:style-name="P5"><text:s text:c="3"/>Sempre que possível, convém concentrar-se nas causas que, uma vez eliminadas, ocasionam maior valor para o cliente.</text:p>
      <text:p text:style-name="P5"><text:s/></text:p>
      <text:p text:style-name="P3">1 - V</text:p>
      <text:p text:style-name="P5">2 - F</text:p>
      <text:p text:style-name="P5"><text:s/></text:p>
      <text:p text:style-name="P3">Sua resposta: V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4">Questão3 <text:s/></text:p>
      <text:p text:style-name="P5"><text:s/></text:p>
      <text:p text:style-name="P5"><text:s text:c="3"/>No setor de vendas das empresas, todos os vendedores vendem mais ou menos o mesmo valor anualmente.</text:p>
      <text:p text:style-name="P5"><text:s/></text:p>
      <text:p text:style-name="P4">1 - V</text:p>
      <text:p text:style-name="P5">2 - F</text:p>
      <text:p text:style-name="P5"><text:s/></text:p>
      <text:p text:style-name="P4">Sua resposta: V</text:p>
      <text:p text:style-name="P5">Valor: Resposta Errada - Consulte a página 2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3">Questão4 <text:s/></text:p>
      <text:p text:style-name="P5"><text:s/></text:p>
      <text:p text:style-name="P5"><text:s text:c="3"/>Muitas pessoas, através dos tempos, observaram a existência do fenômeno dos "poucos vitais e muitos triviais".</text:p>
      <text:p text:style-name="P3"><text:soft-page-break/><text:s/></text:p>
      <text:p text:style-name="P3">1 - V</text:p>
      <text:p text:style-name="P5">2 - F</text:p>
      <text:p text:style-name="P3"><text:s/></text:p>
      <text:p text:style-name="P3">Sua resposta: V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5 <text:s/></text:p>
      <text:p text:style-name="P5"><text:s/></text:p>
      <text:p text:style-name="P5"><text:s text:c="3"/>Na análise de custos do almoxarifado, os custos se dividem mais ou menos igual entre os diversos itens.</text:p>
      <text:p text:style-name="P5"><text:s/></text:p>
      <text:p text:style-name="P3">1 - V</text:p>
      <text:p text:style-name="P5">2 - F</text:p>
      <text:p text:style-name="P5"><text:s/></text:p>
      <text:p text:style-name="P3">Sua resposta: V</text:p>
      <text:p text:style-name="P5">Valor: Resposta Errada - Consulte a página 2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4">Questão6 <text:s/></text:p>
      <text:p text:style-name="P5"><text:s/></text:p>
      <text:p text:style-name="P5"><text:s text:c="3"/>Os administradores sabem que todos os problemas por eles enfrentados tem a mesma importância.</text:p>
      <text:p text:style-name="P5"><text:s/></text:p>
      <text:p text:style-name="P4">1 - V</text:p>
      <text:p text:style-name="P5">2 - F</text:p>
      <text:p text:style-name="P5"><text:s/></text:p>
      <text:p text:style-name="P4">Sua resposta: V</text:p>
      <text:p text:style-name="P5">Valor: Resposta Errada - Consulte a página 1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3">Questão7 <text:s/></text:p>
      <text:p text:style-name="P5"><text:s/></text:p>
      <text:p text:style-name="P5"><text:s text:c="3"/>Na maioria das situações, existem uns poucos aspetos contribuindo muito para o resultado, enquanto a grande maioria tem uma pequena contribuição.</text:p>
      <text:p text:style-name="P5"><text:s/></text:p>
      <text:p text:style-name="P3">1 - V</text:p>
      <text:p text:style-name="P5">2 - F</text:p>
      <text:p text:style-name="P5"><text:s/></text:p>
      <text:p text:style-name="P3">Sua resposta: V</text:p>
      <text:p text:style-name="P5">Valor: Resposta Correta</text:p>
      <text:p text:style-name="P5">Valor recebido: 10.00</text:p>
      <text:p text:style-name="P5"/>
      <text:p text:style-name="P5"><text:soft-page-break/></text:p>
      <text:p text:style-name="P5"><text:s/></text:p>
      <text:p text:style-name="P5"><text:s/></text:p>
      <text:p text:style-name="P4">Questão8 <text:s/></text:p>
      <text:p text:style-name="P5"><text:s/></text:p>
      <text:p text:style-name="P5"><text:s text:c="3"/>No Gráfico de Pareto, as colunas crescem da esquerda para a direita.</text:p>
      <text:p text:style-name="P5"><text:s/></text:p>
      <text:p text:style-name="P4">1 - V</text:p>
      <text:p text:style-name="P5">2 - F</text:p>
      <text:p text:style-name="P5"><text:s/></text:p>
      <text:p text:style-name="P4">Sua resposta: V</text:p>
      <text:p text:style-name="P5">Valor: Resposta Errada - Consulte a página 9</text:p>
      <text:p text:style-name="P5">Valor recebido: 0.00</text:p>
      <text:p text:style-name="P5"/>
      <text:p text:style-name="P5"/>
      <text:p text:style-name="P5"><text:s/></text:p>
      <text:p text:style-name="P5"><text:s/></text:p>
      <text:p text:style-name="P3">Questão9 <text:s/></text:p>
      <text:p text:style-name="P5"><text:s/></text:p>
      <text:p text:style-name="P5"><text:s text:c="3"/>O Princípio de Pareto pode ser usado na identificação dos problemas mais importantes dentro de um grupo de problemas.</text:p>
      <text:p text:style-name="P5"><text:s/></text:p>
      <text:p text:style-name="P5">1 - V</text:p>
      <text:p text:style-name="P5">2 - F</text:p>
      <text:p text:style-name="P5"><text:s/></text:p>
      <text:p text:style-name="P3">Sua resposta: V</text:p>
      <text:p text:style-name="P5">Valor: Resposta Correta</text:p>
      <text:p text:style-name="P5">Valor recebido: 10.00</text:p>
      <text:p text:style-name="P5"/>
      <text:p text:style-name="P5"/>
      <text:p text:style-name="P5"><text:s/></text:p>
      <text:p text:style-name="P5"><text:s/></text:p>
      <text:p text:style-name="P3">Questão10 <text:s/></text:p>
      <text:p text:style-name="P5"><text:s/></text:p>
      <text:p text:style-name="P5"><text:s text:c="3"/>O Princípio de Pareto, ou 80/20, diz que em qualquer situação sempre existem "poucos vitais e muitos triviais".</text:p>
      <text:p text:style-name="P5"><text:s/></text:p>
      <text:p text:style-name="P3">1 - V</text:p>
      <text:p text:style-name="P5">2 - F</text:p>
      <text:p text:style-name="P5"><text:s/></text:p>
      <text:p text:style-name="P3">Sua resposta: V</text:p>
      <text:p text:style-name="P5">Valor: Resposta Correta</text:p>
      <text:p text:style-name="P5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5:43:55.746725678</meta:creation-date>
    <dc:date>2023-05-22T06:06:47.658043588</dc:date>
    <meta:editing-duration>PT4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46" meta:word-count="712" meta:character-count="4070" meta:non-whitespace-character-count="3302"/>
  </office:meta>
</office:document-meta>
</file>